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T1" style:family="text">
      <style:text-properties style:font-name="Times New ROman"/>
    </style:style>
    <style:style style:name="T2" style:family="text">
      <style:text-properties style:font-name="Times New ROman" fo:font-size="16pt" style:font-size-asian="16pt" style:font-size-complex="16pt"/>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put for the '</text:span><text:span text:style-name="Teletype"><text:span text:style-name="T2">LC Detector R&amp;D Liaison report' from Bonn</text:span></text:span></text:p>
      <text:p text:style-name="Standard"><text:span text:style-name="Teletype"><text:span text:style-name="T1"/></text:span></text:p>
      <text:p text:style-name="Standard"><text:span text:style-name="Teletype"><text:span text:style-name="T3">The University of Bonn is studying the pixelized readout of a TPC for the ILD detector. The readout is based on the Timepix ASIC with a triple GEM or Micromegas based gas amplification. </text:span></text:span></text:p>
      <text:p text:style-name="Standard"><text:span text:style-name="Teletype"><text:span text:style-name="T3"/></text:span></text:p>
      <text:p text:style-name="Standard"><text:span text:style-name="Teletype"><text:span text:style-name="T4">1.) Major R&amp;D efforts (past):</text:span></text:span><text:span text:style-name="Teletype"><text:span text:style-name="T3"> The first studies were based on the triple GEM setup with a single Timepix chip. This readout was mounted in a small test detector in the Bonn laboratory. Here, the working principle was tested with a long drift distance. It could be demonstrated that the transverse spatial resolution of the reconstructed primary electrons was close to the expected diffusion limit of single electrons. The results are summarized in the following publications:</text:span></text:span></text:p>
      <text:list xml:id="list5289394957860587844" text:style-name="L1">
        <text:list-item>
          <text:p text:style-name="P2"><text:span text:style-name="Teletype"><text:span text:style-name="T3">C. Brezina et al., Operation of a GEM-TPC with pixel readout, IEEE TNS, Vol. 59, No. 6, December 2012, pp. 3221-3228</text:span></text:span></text:p>
        </text:list-item>
        <text:list-item>
          <text:p text:style-name="P2"><text:span text:style-name="Teletype"><text:span text:style-name="T3">J. Kaminski et al., Time projection chamber with triple GEM and pixel readout, NSS Conference Record, 2008, 2926-2929</text:span></text:span></text:p>
        </text:list-item>
        <text:list-item>
          <text:p text:style-name="P2"><text:span text:style-name="Teletype"><text:span text:style-name="T3">C. Brezina et al., A Time Projection Chamber with triple GEM and pixel readout, 2009 JINST 4 P11015</text:span></text:span></text:p>
        </text:list-item>
        <text:list-item>
          <text:p text:style-name="P2"><text:span text:style-name="Teletype"><text:span text:style-name="T3">J. Kaminski et al., Time projection chamber with triple GEM and highly granulated pixel readout, LP 2009, Conf. Proc. C0908171 (2009) 533-535</text:span></text:span></text:p>
        </text:list-item>
        <text:list-item>
          <text:p text:style-name="P2"><text:span text:style-name="Teletype"><text:span text:style-name="T3">P. Schade et al., A large TPC prototype for a linear collider detector, NIMA 628 (2011) 128-132</text:span></text:span></text:p>
        </text:list-item>
      </text:list>
      <text:p text:style-name="Standard"><text:span text:style-name="Teletype"><text:span text:style-name="T3"/></text:span></text:p>
      <text:p text:style-name="Standard"><text:span text:style-name="Teletype"><text:span text:style-name="T4">2.) Major R&amp;D efforts (present) and recent developments since ILC DBD</text:span></text:span></text:p>
      <text:p text:style-name="Standard"><text:span text:style-name="Teletype"><text:span text:style-name="T3">The new focus are GridPix based detectors, where the gas amplification stage is a Micromegas produced in a postprocessing technique, which guarantees a high quality grid well aligned with the readout pixels. This approach was pioneered by NIKHEF and the University of Bonn has modified the production process together with the Fraunhofer Institut IZM so that a wafer-based production of GridPix detectors is standard by now. The new GridPixes were tested on small prototype detectors and also assembled in an 8 GridPix module for the Large Prototype detector at DESY. A successful test beam campaign was performed last year. </text:span></text:span></text:p>
      <text:list xml:id="list5878333040442899338" text:style-name="L2">
        <text:list-item>
          <text:p text:style-name="P3"><text:span text:style-name="Teletype"><text:span text:style-name="T3">M. Lupberger, The Pixel-TPC: first results from an 8-InGrid module, 2014 JINST 9 C01033</text:span></text:span></text:p>
        </text:list-item>
        <text:list-item>
          <text:p text:style-name="P3"><text:span text:style-name="Teletype"><text:span text:style-name="T3">W. Koppert, GridPix detectors: Production and beam test results, NIMA 732 (2013) 245–249</text:span></text:span></text:p>
        </text:list-item>
      </text:list>
      <text:p text:style-name="Standard"><text:span text:style-name="Teletype"><text:span text:style-name="T3">The current work is focused on a new LP module with about 100 GridPixes. This module is a demonstrator that larger areas (~400 cm²) can be produced and operated. It shall be tested in the LP at the beginning of next year. For this a number of challenges have to be coped with. In particular commercial readout systems are not easily scalable. This is why Bonn has developed a cheap and easily expandable system based on the Scalable Readout System (SRS) of the RD51 collaboration. </text:span></text:span></text:p>
      <text:p text:style-name="Standard"><text:span text:style-name="Teletype"><text:span text:style-name="T3">In addition Bonn is developing the software for reconstructing and analyzing the test beam and simulation data. For this the LCTPC software framework of MarlinTPC is used.</text:span></text:span></text:p>
      <text:list xml:id="list3581945769013714347" text:style-name="L3">
        <text:list-item>
          <text:p text:style-name="P4"><text:span text:style-name="Teletype"><text:span text:style-name="T3">J. Abernathy et al., MarlinTPC: A Common Software Framework for TPC Development, NSS conference record, 2008, 1704-1708</text:span></text:span></text:p>
        </text:list-item>
      </text:list>
      <text:p text:style-name="Standard"><text:span text:style-name="Teletype"><text:span text:style-name="T3">Finally, Bonn also takes part in designing new pixel chips. To test the new digitization and readout techniques two test chips were designed in collaboration with N'IKHEF. Then Bonn also contributed to the design of the Timepix successor chip, Timepix3, which is being tested now:</text:span></text:span></text:p>
      <text:list xml:id="list6647482052744294164" text:style-name="L4">
        <text:list-item>
          <text:p text:style-name="P5"><text:span text:style-name="Teletype"><text:span text:style-name="T3">A. Kruth et al., GOSSIPO-3: measurements on the prototype of a read-out pixel chip for Micro-Pattern Gaseous Detectors, 2010 JINST 5 C12005</text:span></text:span></text:p>
        </text:list-item>
        <text:list-item>
          <text:p text:style-name="P5"><text:span text:style-name="Teletype"><text:span text:style-name="T3">C. Brezina et al., GOSSIPO-4: Evaluation of a Novel PLL-Based TDC-Technique for the Readout of GridPix-Detectors, IEEE Trans. Nucl. Sci. Vol. PP </text:span></text:span></text:p>
        </text:list-item>
        <text:list-item>
          <text:p text:style-name="P5"><text:span text:style-name="Teletype"><text:span text:style-name="T3">Y. Fu et al., The charge pump PLL clock generator designed for the 1.56 ns bin size time-to-digital converter pixel array of the Timepix3 readout ASIC, 2014 JINST 9 C01052</text:span></text:span></text:p>
        </text:list-item>
      </text:list>
      <text:p text:style-name="Standard"><text:soft-page-break/><text:span text:style-name="Teletype"><text:span text:style-name="T3"/></text:span></text:p>
      <text:p text:style-name="Standard"><text:span text:style-name="Teletype"><text:span text:style-name="T3"/></text:span></text:p>
      <text:p text:style-name="Standard"><text:span text:style-name="Teletype"><text:span text:style-name="T3">3.) Engineering challenges</text:span></text:span></text:p>
      <text:p text:style-name="Standard"><text:span text:style-name="Teletype"><text:span text:style-name="T3"><text:s text:c="6"/>The production of a module with 100 GridPixes requires 4 main components: The production of a large number of GridPixes with sufficiently good quality. This has been addressed by the new production method and a large batch is being produced. The challenge of the readout is being addressed by the new readout system. Finally the distribution of the LV power to all ASICs and the cooling of the ASICs still are unclear, but since both challenges are similar for most readout electronics, standard solutions are expected to be adequate. <text:s/></text:span></text:span></text:p>
      <text:p text:style-name="Standard"><text:span text:style-name="Teletype"><text:span text:style-name="T3"/></text:span></text:p>
      <text:p text:style-name="Standard"><text:span text:style-name="Teletype"><text:span text:style-name="T3">4.) Detector R&amp;D plans for the coming years</text:span></text:span></text:p>
      <text:p text:style-name="Standard"><text:span text:style-name="Teletype"><text:span text:style-name="T3">On a short term the production of the 100 ASIC module is the main goal at Bonn. If this module has been successfully operated, we are interested in replacing the Timepix ASIC by the Timepix3 ASIC and produce GridPix detectors with this improved chip. There are also some ideas of how to improve the grid structure and make it more reliable. Finally, the reconstruction and analysis software needs further improvement and has to be extended, so that simulated data for the final TPC (i.e. 10,000 hits per track) can be studied.</text:span></text:span></text:p>
      <text:p text:style-name="Standard"><text:span text:style-name="Teletype"><text:span text:style-name="T3"/></text:span></text:p>
      <text:p text:style-name="Standard"><text:span text:style-name="Teletype"><text:span text:style-name="T3"/></text:span></text:p>
      <text:p text:style-name="Standard"><text:span text:style-name="Teletype"><text:span text:style-name="T3">5.) List of collaborating institutes</text:span></text:span></text:p>
      <text:p text:style-name="Standard"><text:span text:style-name="Teletype"><text:span text:style-name="T3"><text:s text:c="6"/>CEA Saclay</text:span></text:span></text:p>
      <text:p text:style-name="Standard"><text:span text:style-name="Teletype"><text:span text:style-name="T3"><text:s text:c="6"/>NIKHEF</text:span></text:span></text:p>
      <text:p text:style-name="Standard"><text:span text:style-name="Teletype"><text:span text:style-name="T3"><text:s text:c="6"/>Fraunhofer Institut IZM, Berlin </text:span></text:span></text:p>
      <text:p text:style-name="Standard"><text:span text:style-name="Teletype"><text:span text:style-name="T3"/></text:span></text:p>
      <text:p text:style-name="Standard"><text:span text:style-name="Teletype"><text:span text:style-name="T3">6.) Perspectives of this R&amp;D for applications beyond the ILC</text:span></text:span></text:p>
      <text:p text:style-name="Standard"><text:span text:style-name="Teletype"><text:span text:style-name="T3"><text:s text:c="6"/>A single InGrid detector will be installed this year in the CAST experiment for axion search.</text:span></text:span></text:p>
      <text:p text:style-name="Standard"><text:span text:style-name="Teletype"><text:span text:style-name="T3"><text:s text:c="6"/>For a CLIC-TPC a highly granular (i.e. pixelized) readout structure is mandatory to lower the </text:span></text:span></text:p>
      <text:p text:style-name="Standard"><text:span text:style-name="Teletype"><text:span text:style-name="T3"><text:s text:c="6"/>occupancy.</text:span></text:span></text:p>
      <text:p text:style-name="Standard"><text:span text:style-name="Teletype"><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face style:name="Times new Roman" svg:font-family="'Times new Roman'" style:font-family-generic="roman"/>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2T17:51:11</meta:creation-date>
    <dc:date>2014-03-13T21:33:38</dc:date>
    <meta:editing-duration>PT4H39M43S</meta:editing-duration>
    <meta:editing-cycles>17</meta:editing-cycles>
    <meta:generator>LibreOffice/4.1.5.3$MacOSX_x86 LibreOffice_project/1c1366bba2ba2b554cd2ca4d87c06da81c05d24</meta:generator>
    <meta:document-statistic meta:table-count="0" meta:image-count="0" meta:object-count="0" meta:page-count="2" meta:paragraph-count="31" meta:word-count="859" meta:character-count="5185" meta:non-whitespace-character-count="4321"/>
  </office:meta>
</office:document-meta>
</file>